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um_cases_rngType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Influenza_a</text:p>
          </table:table-cell>
          <table:table-cell table:number-columns-repeated="5" table:style-name="ce1"/>
          <table:table-cell table:style-name="ce1">
            <draw:frame draw:z-index="1" draw:id="id0" draw:style-name="a0" draw:name="Grafiek 6" svg:x="0.51562in" svg:y="0.03125in" svg:width="8.34896in" svg:height="5.0208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string" table:style-name="ce1">
            <text:p>RngType</text:p>
          </table:table-cell>
          <table:table-cell office:value-type="string" table:style-name="ce1">
            <text:p>lcg64</text:p>
          </table:table-cell>
          <table:table-cell office:value-type="string" table:style-name="ce1">
            <text:p>yarn2</text:p>
          </table:table-cell>
          <table:table-cell office:value-type="string" table:style-name="ce1">
            <text:p>lcg64_shift</text:p>
          </table:table-cell>
          <table:table-cell office:value-type="string" table:style-name="ce1">
            <text:p>mrg3</text:p>
          </table:table-cell>
          <table:table-cell office:value-type="string" table:style-name="ce1">
            <text:p>yarn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996" table:style-name="ce1">
            <text:p>1996</text:p>
          </table:table-cell>
          <table:table-cell office:value-type="float" office:value="1949" table:style-name="ce1">
            <text:p>1949</text:p>
          </table:table-cell>
          <table:table-cell office:value-type="float" office:value="1918" table:style-name="ce1">
            <text:p>1918</text:p>
          </table:table-cell>
          <table:table-cell office:value-type="float" office:value="1909" table:style-name="ce1">
            <text:p>1909</text:p>
          </table:table-cell>
          <table:table-cell office:value-type="float" office:value="1864" table:style-name="ce1">
            <text:p>1864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01" table:style-name="ce1">
            <text:p>2001</text:p>
          </table:table-cell>
          <table:table-cell office:value-type="float" office:value="1966" table:style-name="ce1">
            <text:p>1966</text:p>
          </table:table-cell>
          <table:table-cell office:value-type="float" office:value="1975" table:style-name="ce1">
            <text:p>1975</text:p>
          </table:table-cell>
          <table:table-cell office:value-type="float" office:value="1920" table:style-name="ce1">
            <text:p>1920</text:p>
          </table:table-cell>
          <table:table-cell office:value-type="float" office:value="1958" table:style-name="ce1">
            <text:p>195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04" table:style-name="ce1">
            <text:p>2004</text:p>
          </table:table-cell>
          <table:table-cell office:value-type="float" office:value="2004" table:style-name="ce1">
            <text:p>2004</text:p>
          </table:table-cell>
          <table:table-cell office:value-type="float" office:value="2033" table:style-name="ce1">
            <text:p>2033</text:p>
          </table:table-cell>
          <table:table-cell office:value-type="float" office:value="1937" table:style-name="ce1">
            <text:p>1937</text:p>
          </table:table-cell>
          <table:table-cell office:value-type="float" office:value="1962" table:style-name="ce1">
            <text:p>1962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014" table:style-name="ce1">
            <text:p>2014</text:p>
          </table:table-cell>
          <table:table-cell office:value-type="float" office:value="2039" table:style-name="ce1">
            <text:p>2039</text:p>
          </table:table-cell>
          <table:table-cell office:value-type="float" office:value="2043" table:style-name="ce1">
            <text:p>2043</text:p>
          </table:table-cell>
          <table:table-cell office:value-type="float" office:value="1975" table:style-name="ce1">
            <text:p>1975</text:p>
          </table:table-cell>
          <table:table-cell office:value-type="float" office:value="1970" table:style-name="ce1">
            <text:p>1970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040" table:style-name="ce1">
            <text:p>2040</text:p>
          </table:table-cell>
          <table:table-cell office:value-type="float" office:value="2040" table:style-name="ce1">
            <text:p>2040</text:p>
          </table:table-cell>
          <table:table-cell office:value-type="float" office:value="2056" table:style-name="ce1">
            <text:p>2056</text:p>
          </table:table-cell>
          <table:table-cell office:value-type="float" office:value="1977" table:style-name="ce1">
            <text:p>1977</text:p>
          </table:table-cell>
          <table:table-cell office:value-type="float" office:value="2033" table:style-name="ce1">
            <text:p>2033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058" table:style-name="ce1">
            <text:p>2058</text:p>
          </table:table-cell>
          <table:table-cell office:value-type="float" office:value="2049" table:style-name="ce1">
            <text:p>2049</text:p>
          </table:table-cell>
          <table:table-cell office:value-type="float" office:value="2063" table:style-name="ce1">
            <text:p>2063</text:p>
          </table:table-cell>
          <table:table-cell office:value-type="float" office:value="2037" table:style-name="ce1">
            <text:p>2037</text:p>
          </table:table-cell>
          <table:table-cell office:value-type="float" office:value="2049" table:style-name="ce1">
            <text:p>204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61" table:style-name="ce1">
            <text:p>2061</text:p>
          </table:table-cell>
          <table:table-cell office:value-type="float" office:value="2064" table:style-name="ce1">
            <text:p>2064</text:p>
          </table:table-cell>
          <table:table-cell office:value-type="float" office:value="2079" table:style-name="ce1">
            <text:p>2079</text:p>
          </table:table-cell>
          <table:table-cell office:value-type="float" office:value="2045" table:style-name="ce1">
            <text:p>2045</text:p>
          </table:table-cell>
          <table:table-cell office:value-type="float" office:value="2057" table:style-name="ce1">
            <text:p>205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069" table:style-name="ce1">
            <text:p>2069</text:p>
          </table:table-cell>
          <table:table-cell office:value-type="float" office:value="2064" table:style-name="ce1">
            <text:p>2064</text:p>
          </table:table-cell>
          <table:table-cell office:value-type="float" office:value="2092" table:style-name="ce1">
            <text:p>2092</text:p>
          </table:table-cell>
          <table:table-cell office:value-type="float" office:value="2050" table:style-name="ce1">
            <text:p>2050</text:p>
          </table:table-cell>
          <table:table-cell office:value-type="float" office:value="2063" table:style-name="ce1">
            <text:p>2063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070" table:style-name="ce1">
            <text:p>2070</text:p>
          </table:table-cell>
          <table:table-cell office:value-type="float" office:value="2068" table:style-name="ce1">
            <text:p>2068</text:p>
          </table:table-cell>
          <table:table-cell office:value-type="float" office:value="2126" table:style-name="ce1">
            <text:p>2126</text:p>
          </table:table-cell>
          <table:table-cell office:value-type="float" office:value="2058" table:style-name="ce1">
            <text:p>2058</text:p>
          </table:table-cell>
          <table:table-cell office:value-type="float" office:value="2068" table:style-name="ce1">
            <text:p>2068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099" table:style-name="ce1">
            <text:p>2099</text:p>
          </table:table-cell>
          <table:table-cell office:value-type="float" office:value="2100" table:style-name="ce1">
            <text:p>2100</text:p>
          </table:table-cell>
          <table:table-cell office:value-type="float" office:value="2159" table:style-name="ce1">
            <text:p>2159</text:p>
          </table:table-cell>
          <table:table-cell office:value-type="float" office:value="2061" table:style-name="ce1">
            <text:p>2061</text:p>
          </table:table-cell>
          <table:table-cell office:value-type="float" office:value="2077" table:style-name="ce1">
            <text:p>2077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103" table:style-name="ce1">
            <text:p>2103</text:p>
          </table:table-cell>
          <table:table-cell office:value-type="float" office:value="2113" table:style-name="ce1">
            <text:p>2113</text:p>
          </table:table-cell>
          <table:table-cell office:value-type="float" office:value="2167" table:style-name="ce1">
            <text:p>2167</text:p>
          </table:table-cell>
          <table:table-cell office:value-type="float" office:value="2070" table:style-name="ce1">
            <text:p>2070</text:p>
          </table:table-cell>
          <table:table-cell office:value-type="float" office:value="2082" table:style-name="ce1">
            <text:p>2082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108" table:style-name="ce1">
            <text:p>2108</text:p>
          </table:table-cell>
          <table:table-cell office:value-type="float" office:value="2116" table:style-name="ce1">
            <text:p>2116</text:p>
          </table:table-cell>
          <table:table-cell office:value-type="float" office:value="2178" table:style-name="ce1">
            <text:p>2178</text:p>
          </table:table-cell>
          <table:table-cell office:value-type="float" office:value="2080" table:style-name="ce1">
            <text:p>2080</text:p>
          </table:table-cell>
          <table:table-cell office:value-type="float" office:value="2121" table:style-name="ce1">
            <text:p>212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111" table:style-name="ce1">
            <text:p>2111</text:p>
          </table:table-cell>
          <table:table-cell office:value-type="float" office:value="2140" table:style-name="ce1">
            <text:p>2140</text:p>
          </table:table-cell>
          <table:table-cell office:value-type="float" office:value="2187" table:style-name="ce1">
            <text:p>2187</text:p>
          </table:table-cell>
          <table:table-cell office:value-type="float" office:value="2085" table:style-name="ce1">
            <text:p>2085</text:p>
          </table:table-cell>
          <table:table-cell office:value-type="float" office:value="2122" table:style-name="ce1">
            <text:p>2122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13" table:style-name="ce1">
            <text:p>2113</text:p>
          </table:table-cell>
          <table:table-cell office:value-type="float" office:value="2182" table:style-name="ce1">
            <text:p>2182</text:p>
          </table:table-cell>
          <table:table-cell office:value-type="float" office:value="2207" table:style-name="ce1">
            <text:p>2207</text:p>
          </table:table-cell>
          <table:table-cell office:value-type="float" office:value="2126" table:style-name="ce1">
            <text:p>2126</text:p>
          </table:table-cell>
          <table:table-cell office:value-type="float" office:value="2127" table:style-name="ce1">
            <text:p>2127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154" table:style-name="ce1">
            <text:p>2154</text:p>
          </table:table-cell>
          <table:table-cell office:value-type="float" office:value="2210" table:style-name="ce1">
            <text:p>2210</text:p>
          </table:table-cell>
          <table:table-cell office:value-type="float" office:value="2239" table:style-name="ce1">
            <text:p>2239</text:p>
          </table:table-cell>
          <table:table-cell office:value-type="float" office:value="2138" table:style-name="ce1">
            <text:p>2138</text:p>
          </table:table-cell>
          <table:table-cell office:value-type="float" office:value="2129" table:style-name="ce1">
            <text:p>212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162" table:style-name="ce1">
            <text:p>2162</text:p>
          </table:table-cell>
          <table:table-cell office:value-type="float" office:value="2249" table:style-name="ce1">
            <text:p>2249</text:p>
          </table:table-cell>
          <table:table-cell office:value-type="float" office:value="2244" table:style-name="ce1">
            <text:p>2244</text:p>
          </table:table-cell>
          <table:table-cell office:value-type="float" office:value="2144" table:style-name="ce1">
            <text:p>2144</text:p>
          </table:table-cell>
          <table:table-cell office:value-type="float" office:value="2140" table:style-name="ce1">
            <text:p>2140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168" table:style-name="ce1">
            <text:p>2168</text:p>
          </table:table-cell>
          <table:table-cell office:value-type="float" office:value="2250" table:style-name="ce1">
            <text:p>2250</text:p>
          </table:table-cell>
          <table:table-cell office:value-type="float" office:value="2264" table:style-name="ce1">
            <text:p>2264</text:p>
          </table:table-cell>
          <table:table-cell office:value-type="float" office:value="2165" table:style-name="ce1">
            <text:p>2165</text:p>
          </table:table-cell>
          <table:table-cell office:value-type="float" office:value="2167" table:style-name="ce1">
            <text:p>216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218" table:style-name="ce1">
            <text:p>2218</text:p>
          </table:table-cell>
          <table:table-cell office:value-type="float" office:value="2270" table:style-name="ce1">
            <text:p>2270</text:p>
          </table:table-cell>
          <table:table-cell office:value-type="float" office:value="2286" table:style-name="ce1">
            <text:p>2286</text:p>
          </table:table-cell>
          <table:table-cell office:value-type="float" office:value="2166" table:style-name="ce1">
            <text:p>2166</text:p>
          </table:table-cell>
          <table:table-cell office:value-type="float" office:value="2182" table:style-name="ce1">
            <text:p>2182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235" table:style-name="ce1">
            <text:p>2235</text:p>
          </table:table-cell>
          <table:table-cell office:value-type="float" office:value="2310" table:style-name="ce1">
            <text:p>2310</text:p>
          </table:table-cell>
          <table:table-cell office:value-type="float" office:value="2333" table:style-name="ce1">
            <text:p>2333</text:p>
          </table:table-cell>
          <table:table-cell office:value-type="float" office:value="2256" table:style-name="ce1">
            <text:p>2256</text:p>
          </table:table-cell>
          <table:table-cell office:value-type="float" office:value="2203" table:style-name="ce1">
            <text:p>2203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241" table:style-name="ce1">
            <text:p>2241</text:p>
          </table:table-cell>
          <table:table-cell office:value-type="float" office:value="2460" table:style-name="ce1">
            <text:p>2460</text:p>
          </table:table-cell>
          <table:table-cell office:value-type="float" office:value="2353" table:style-name="ce1">
            <text:p>2353</text:p>
          </table:table-cell>
          <table:table-cell office:value-type="float" office:value="2366" table:style-name="ce1">
            <text:p>2366</text:p>
          </table:table-cell>
          <table:table-cell office:value-type="float" office:value="2488" table:style-name="ce1">
            <text:p>2488</text:p>
          </table:table-cell>
          <table:table-cell table:number-columns-repeated="1637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Measles_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ngType</text:p>
          </table:table-cell>
          <table:table-cell office:value-type="string" table:style-name="ce1">
            <text:p>lcg64</text:p>
          </table:table-cell>
          <table:table-cell office:value-type="string" table:style-name="ce1">
            <text:p>yarn2</text:p>
          </table:table-cell>
          <table:table-cell office:value-type="string" table:style-name="ce1">
            <text:p>lcg64_shift</text:p>
          </table:table-cell>
          <table:table-cell office:value-type="string" table:style-name="ce1">
            <text:p>mrg3</text:p>
          </table:table-cell>
          <table:table-cell office:value-type="string" table:style-name="ce1">
            <text:p>yarn3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89045" table:style-name="ce1">
            <text:p>589045</text:p>
          </table:table-cell>
          <table:table-cell office:value-type="float" office:value="588688" table:style-name="ce1">
            <text:p>588688</text:p>
          </table:table-cell>
          <table:table-cell office:value-type="float" office:value="589032" table:style-name="ce1">
            <text:p>589032</text:p>
          </table:table-cell>
          <table:table-cell office:value-type="float" office:value="589202" table:style-name="ce1">
            <text:p>589202</text:p>
          </table:table-cell>
          <table:table-cell office:value-type="float" office:value="588970" table:style-name="ce1">
            <text:p>588970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89139" table:style-name="ce1">
            <text:p>589139</text:p>
          </table:table-cell>
          <table:table-cell office:value-type="float" office:value="589149" table:style-name="ce1">
            <text:p>589149</text:p>
          </table:table-cell>
          <table:table-cell office:value-type="float" office:value="589126" table:style-name="ce1">
            <text:p>589126</text:p>
          </table:table-cell>
          <table:table-cell office:value-type="float" office:value="589301" table:style-name="ce1">
            <text:p>589301</text:p>
          </table:table-cell>
          <table:table-cell office:value-type="float" office:value="589151" table:style-name="ce1">
            <text:p>589151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89272" table:style-name="ce1">
            <text:p>589272</text:p>
          </table:table-cell>
          <table:table-cell office:value-type="float" office:value="589464" table:style-name="ce1">
            <text:p>589464</text:p>
          </table:table-cell>
          <table:table-cell office:value-type="float" office:value="589154" table:style-name="ce1">
            <text:p>589154</text:p>
          </table:table-cell>
          <table:table-cell office:value-type="float" office:value="589490" table:style-name="ce1">
            <text:p>589490</text:p>
          </table:table-cell>
          <table:table-cell office:value-type="float" office:value="589153" table:style-name="ce1">
            <text:p>589153</text:p>
          </table:table-cell>
          <table:table-cell/>
          <table:table-cell table:style-name="ce1">
            <draw:frame draw:z-index="2" draw:id="id1" draw:style-name="a1" draw:name="Grafiek 3" svg:x="0.38542in" svg:y="0.08333in" svg:width="8.55208in" svg:height="4.6458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589280" table:style-name="ce1">
            <text:p>589280</text:p>
          </table:table-cell>
          <table:table-cell office:value-type="float" office:value="589483" table:style-name="ce1">
            <text:p>589483</text:p>
          </table:table-cell>
          <table:table-cell office:value-type="float" office:value="589533" table:style-name="ce1">
            <text:p>589533</text:p>
          </table:table-cell>
          <table:table-cell office:value-type="float" office:value="589637" table:style-name="ce1">
            <text:p>589637</text:p>
          </table:table-cell>
          <table:table-cell office:value-type="float" office:value="589176" table:style-name="ce1">
            <text:p>58917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590165" table:style-name="ce1">
            <text:p>590165</text:p>
          </table:table-cell>
          <table:table-cell office:value-type="float" office:value="589577" table:style-name="ce1">
            <text:p>589577</text:p>
          </table:table-cell>
          <table:table-cell office:value-type="float" office:value="589646" table:style-name="ce1">
            <text:p>589646</text:p>
          </table:table-cell>
          <table:table-cell office:value-type="float" office:value="589723" table:style-name="ce1">
            <text:p>589723</text:p>
          </table:table-cell>
          <table:table-cell office:value-type="float" office:value="589339" table:style-name="ce1">
            <text:p>589339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90234" table:style-name="ce1">
            <text:p>590234</text:p>
          </table:table-cell>
          <table:table-cell office:value-type="float" office:value="589578" table:style-name="ce1">
            <text:p>589578</text:p>
          </table:table-cell>
          <table:table-cell office:value-type="float" office:value="589759" table:style-name="ce1">
            <text:p>589759</text:p>
          </table:table-cell>
          <table:table-cell office:value-type="float" office:value="589927" table:style-name="ce1">
            <text:p>589927</text:p>
          </table:table-cell>
          <table:table-cell office:value-type="float" office:value="589569" table:style-name="ce1">
            <text:p>589569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90237" table:style-name="ce1">
            <text:p>590237</text:p>
          </table:table-cell>
          <table:table-cell office:value-type="float" office:value="589605" table:style-name="ce1">
            <text:p>589605</text:p>
          </table:table-cell>
          <table:table-cell office:value-type="float" office:value="589880" table:style-name="ce1">
            <text:p>589880</text:p>
          </table:table-cell>
          <table:table-cell office:value-type="float" office:value="589976" table:style-name="ce1">
            <text:p>589976</text:p>
          </table:table-cell>
          <table:table-cell office:value-type="float" office:value="589715" table:style-name="ce1">
            <text:p>589715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90290" table:style-name="ce1">
            <text:p>590290</text:p>
          </table:table-cell>
          <table:table-cell office:value-type="float" office:value="589947" table:style-name="ce1">
            <text:p>589947</text:p>
          </table:table-cell>
          <table:table-cell office:value-type="float" office:value="590078" table:style-name="ce1">
            <text:p>590078</text:p>
          </table:table-cell>
          <table:table-cell office:value-type="float" office:value="590121" table:style-name="ce1">
            <text:p>590121</text:p>
          </table:table-cell>
          <table:table-cell office:value-type="float" office:value="589870" table:style-name="ce1">
            <text:p>589870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90302" table:style-name="ce1">
            <text:p>590302</text:p>
          </table:table-cell>
          <table:table-cell office:value-type="float" office:value="590076" table:style-name="ce1">
            <text:p>590076</text:p>
          </table:table-cell>
          <table:table-cell office:value-type="float" office:value="590162" table:style-name="ce1">
            <text:p>590162</text:p>
          </table:table-cell>
          <table:table-cell office:value-type="float" office:value="590124" table:style-name="ce1">
            <text:p>590124</text:p>
          </table:table-cell>
          <table:table-cell office:value-type="float" office:value="589892" table:style-name="ce1">
            <text:p>589892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90315" table:style-name="ce1">
            <text:p>590315</text:p>
          </table:table-cell>
          <table:table-cell office:value-type="float" office:value="590192" table:style-name="ce1">
            <text:p>590192</text:p>
          </table:table-cell>
          <table:table-cell office:value-type="float" office:value="590183" table:style-name="ce1">
            <text:p>590183</text:p>
          </table:table-cell>
          <table:table-cell office:value-type="float" office:value="590247" table:style-name="ce1">
            <text:p>590247</text:p>
          </table:table-cell>
          <table:table-cell office:value-type="float" office:value="589918" table:style-name="ce1">
            <text:p>589918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90328" table:style-name="ce1">
            <text:p>590328</text:p>
          </table:table-cell>
          <table:table-cell office:value-type="float" office:value="590210" table:style-name="ce1">
            <text:p>590210</text:p>
          </table:table-cell>
          <table:table-cell office:value-type="float" office:value="590249" table:style-name="ce1">
            <text:p>590249</text:p>
          </table:table-cell>
          <table:table-cell office:value-type="float" office:value="590262" table:style-name="ce1">
            <text:p>590262</text:p>
          </table:table-cell>
          <table:table-cell office:value-type="float" office:value="590016" table:style-name="ce1">
            <text:p>590016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590354" table:style-name="ce1">
            <text:p>590354</text:p>
          </table:table-cell>
          <table:table-cell office:value-type="float" office:value="590218" table:style-name="ce1">
            <text:p>590218</text:p>
          </table:table-cell>
          <table:table-cell office:value-type="float" office:value="590312" table:style-name="ce1">
            <text:p>590312</text:p>
          </table:table-cell>
          <table:table-cell office:value-type="float" office:value="590263" table:style-name="ce1">
            <text:p>590263</text:p>
          </table:table-cell>
          <table:table-cell office:value-type="float" office:value="590041" table:style-name="ce1">
            <text:p>59004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590368" table:style-name="ce1">
            <text:p>590368</text:p>
          </table:table-cell>
          <table:table-cell office:value-type="float" office:value="590371" table:style-name="ce1">
            <text:p>590371</text:p>
          </table:table-cell>
          <table:table-cell office:value-type="float" office:value="590350" table:style-name="ce1">
            <text:p>590350</text:p>
          </table:table-cell>
          <table:table-cell office:value-type="float" office:value="590268" table:style-name="ce1">
            <text:p>590268</text:p>
          </table:table-cell>
          <table:table-cell office:value-type="float" office:value="590126" table:style-name="ce1">
            <text:p>590126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590368" table:style-name="ce1">
            <text:p>590368</text:p>
          </table:table-cell>
          <table:table-cell office:value-type="float" office:value="590549" table:style-name="ce1">
            <text:p>590549</text:p>
          </table:table-cell>
          <table:table-cell office:value-type="float" office:value="590544" table:style-name="ce1">
            <text:p>590544</text:p>
          </table:table-cell>
          <table:table-cell office:value-type="float" office:value="590477" table:style-name="ce1">
            <text:p>590477</text:p>
          </table:table-cell>
          <table:table-cell office:value-type="float" office:value="590216" table:style-name="ce1">
            <text:p>590216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590416" table:style-name="ce1">
            <text:p>590416</text:p>
          </table:table-cell>
          <table:table-cell office:value-type="float" office:value="590586" table:style-name="ce1">
            <text:p>590586</text:p>
          </table:table-cell>
          <table:table-cell office:value-type="float" office:value="590613" table:style-name="ce1">
            <text:p>590613</text:p>
          </table:table-cell>
          <table:table-cell office:value-type="float" office:value="590545" table:style-name="ce1">
            <text:p>590545</text:p>
          </table:table-cell>
          <table:table-cell office:value-type="float" office:value="590269" table:style-name="ce1">
            <text:p>590269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590481" table:style-name="ce1">
            <text:p>590481</text:p>
          </table:table-cell>
          <table:table-cell office:value-type="float" office:value="590688" table:style-name="ce1">
            <text:p>590688</text:p>
          </table:table-cell>
          <table:table-cell office:value-type="float" office:value="590672" table:style-name="ce1">
            <text:p>590672</text:p>
          </table:table-cell>
          <table:table-cell office:value-type="float" office:value="590850" table:style-name="ce1">
            <text:p>590850</text:p>
          </table:table-cell>
          <table:table-cell office:value-type="float" office:value="590441" table:style-name="ce1">
            <text:p>590441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590505" table:style-name="ce1">
            <text:p>590505</text:p>
          </table:table-cell>
          <table:table-cell office:value-type="float" office:value="590797" table:style-name="ce1">
            <text:p>590797</text:p>
          </table:table-cell>
          <table:table-cell office:value-type="float" office:value="590789" table:style-name="ce1">
            <text:p>590789</text:p>
          </table:table-cell>
          <table:table-cell office:value-type="float" office:value="591103" table:style-name="ce1">
            <text:p>591103</text:p>
          </table:table-cell>
          <table:table-cell office:value-type="float" office:value="590447" table:style-name="ce1">
            <text:p>590447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590614" table:style-name="ce1">
            <text:p>590614</text:p>
          </table:table-cell>
          <table:table-cell office:value-type="float" office:value="590891" table:style-name="ce1">
            <text:p>590891</text:p>
          </table:table-cell>
          <table:table-cell office:value-type="float" office:value="590859" table:style-name="ce1">
            <text:p>590859</text:p>
          </table:table-cell>
          <table:table-cell office:value-type="float" office:value="591133" table:style-name="ce1">
            <text:p>591133</text:p>
          </table:table-cell>
          <table:table-cell office:value-type="float" office:value="590543" table:style-name="ce1">
            <text:p>590543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590670" table:style-name="ce1">
            <text:p>590670</text:p>
          </table:table-cell>
          <table:table-cell office:value-type="float" office:value="591162" table:style-name="ce1">
            <text:p>591162</text:p>
          </table:table-cell>
          <table:table-cell office:value-type="float" office:value="590863" table:style-name="ce1">
            <text:p>590863</text:p>
          </table:table-cell>
          <table:table-cell office:value-type="float" office:value="591241" table:style-name="ce1">
            <text:p>591241</text:p>
          </table:table-cell>
          <table:table-cell office:value-type="float" office:value="590731" table:style-name="ce1">
            <text:p>590731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591138" table:style-name="ce1">
            <text:p>591138</text:p>
          </table:table-cell>
          <table:table-cell office:value-type="float" office:value="591505" table:style-name="ce1">
            <text:p>591505</text:p>
          </table:table-cell>
          <table:table-cell office:value-type="float" office:value="590928" table:style-name="ce1">
            <text:p>590928</text:p>
          </table:table-cell>
          <table:table-cell office:value-type="float" office:value="591371" table:style-name="ce1">
            <text:p>591371</text:p>
          </table:table-cell>
          <table:table-cell office:value-type="float" office:value="590786" table:style-name="ce1">
            <text:p>590786</text:p>
          </table:table-cell>
          <table:table-cell table:number-columns-repeated="16378"/>
        </table:table-row>
        <table:table-row table:number-rows-repeated="104852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Phalcon</meta:initial-creator>
    <dc:creator>Phalcon</dc:creator>
    <meta:creation-date>2018-03-11T19:27:00Z</meta:creation-date>
    <dc:date>2018-03-11T21:13:0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true" chart:logarithmic="false" chart:minimum="170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2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361.4996850393701pt" svg:width="601.1251181102363pt" chart:style-name="Crt0">
        <chart:title svg:x="154.8525196850393pt" svg:y="0.0pt" chart:style-name="CT00">
          <text:p text:style-name="a0" text:class-names="" text:cond-style-name="">Amount of infected individuals after simulation<text:line-break/>20 Runs per RNG Engine, sorted, for influenza_a config</text:p>
        </chart:title>
        <chart:legend chart:legend-position="bottom" chart:legend-align="center" chart:style-name="Lgnd"/>
        <chart:plot-area svg:x="4.0pt" svg:y="34.59740157480315pt" svg:width="586.1251181102363pt" svg:height="302.027165354330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num_cases_rngTypes.$B$3" chart:values-cell-range-address="num_cases_rngTypes.$B$4:.$B$23" chart:class="chart:scatter" chart:attached-axis="primary-y" chart:style-name="G0S0">
            <chart:domain table:cell-range-address="num_cases_rngTypes.$A$4:.$A$23"/>
            <chart:data-point chart:repeated="20"/>
          </chart:series>
          <chart:series chart:label-cell-address="num_cases_rngTypes.$C$3" chart:values-cell-range-address="num_cases_rngTypes.$C$4:.$C$23" chart:class="chart:scatter" chart:attached-axis="primary-y" chart:style-name="G0S1">
            <chart:domain table:cell-range-address="num_cases_rngTypes.$A$4:.$A$23"/>
            <chart:data-point chart:repeated="20"/>
          </chart:series>
          <chart:series chart:label-cell-address="num_cases_rngTypes.$D$3" chart:values-cell-range-address="num_cases_rngTypes.$D$4:.$D$23" chart:class="chart:scatter" chart:attached-axis="primary-y" chart:style-name="G0S2">
            <chart:domain table:cell-range-address="num_cases_rngTypes.$A$4:.$A$23"/>
            <chart:data-point chart:repeated="20"/>
          </chart:series>
          <chart:series chart:label-cell-address="num_cases_rngTypes.$E$3" chart:values-cell-range-address="num_cases_rngTypes.$E$4:.$E$23" chart:class="chart:scatter" chart:attached-axis="primary-y" chart:style-name="G0S3">
            <chart:domain table:cell-range-address="num_cases_rngTypes.$A$4:.$A$23"/>
            <chart:data-point chart:repeated="20"/>
          </chart:series>
          <chart:series chart:label-cell-address="num_cases_rngTypes.$F$3" chart:values-cell-range-address="num_cases_rngTypes.$F$4:.$F$23" chart:class="chart:scatter" chart:attached-axis="primary-y" chart:style-name="G0S4">
            <chart:domain table:cell-range-address="num_cases_rngTypes.$A$4:.$A$23"/>
            <chart:data-point chart:repeated="2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maximum="21" chart:minimum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2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nl" fo:country="N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334.5pt" svg:width="615.75pt" chart:style-name="Crt0">
        <chart:title chart:style-name="CT00">
          <text:p text:style-name="a0" text:class-names="" text:cond-style-name="">Amount of infected individuals after simulation<text:line-break/>20 Runs per RNG Engine, sorted, for measles_16 config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num_cases_rngTypes.$B$27" chart:values-cell-range-address="num_cases_rngTypes.$B$28:.$B$47" chart:class="chart:scatter" chart:attached-axis="primary-y" chart:style-name="G0S0">
            <chart:domain table:cell-range-address="num_cases_rngTypes.$A$28:.$A$47"/>
            <chart:data-point chart:repeated="20"/>
          </chart:series>
          <chart:series chart:label-cell-address="num_cases_rngTypes.$C$27" chart:values-cell-range-address="num_cases_rngTypes.$C$28:.$C$47" chart:class="chart:scatter" chart:attached-axis="primary-y" chart:style-name="G0S1">
            <chart:domain table:cell-range-address="num_cases_rngTypes.$A$28:.$A$47"/>
            <chart:data-point chart:repeated="20"/>
          </chart:series>
          <chart:series chart:label-cell-address="num_cases_rngTypes.$D$27" chart:values-cell-range-address="num_cases_rngTypes.$D$28:.$D$47" chart:class="chart:scatter" chart:attached-axis="primary-y" chart:style-name="G0S2">
            <chart:domain table:cell-range-address="num_cases_rngTypes.$A$28:.$A$47"/>
            <chart:data-point chart:repeated="20"/>
          </chart:series>
          <chart:series chart:label-cell-address="num_cases_rngTypes.$E$27" chart:values-cell-range-address="num_cases_rngTypes.$E$28:.$E$47" chart:class="chart:scatter" chart:attached-axis="primary-y" chart:style-name="G0S3">
            <chart:domain table:cell-range-address="num_cases_rngTypes.$A$28:.$A$47"/>
            <chart:data-point chart:repeated="20"/>
          </chart:series>
          <chart:series chart:label-cell-address="num_cases_rngTypes.$F$27" chart:values-cell-range-address="num_cases_rngTypes.$F$28:.$F$47" chart:class="chart:scatter" chart:attached-axis="primary-y" chart:style-name="G0S4">
            <chart:domain table:cell-range-address="num_cases_rngTypes.$A$28:.$A$47"/>
            <chart:data-point chart:repeated="20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